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7113" draw:textarea-horizontal-align="center" draw:textarea-vertical-align="middle"/>
    </style:style>
    <style:style style:name="P1" style:family="paragraph">
      <loext:graphic-properties draw:fill="solid" draw:fill-color="#ff7113"/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1.4cm" svg:height="1.585cm" svg:x="0.013cm" svg:y="0.013cm" svg:viewBox="0 0 1401 1586" svg:d="M301 332c-15 0-26-12-26-26 0-15 11-27 26-27h799c15 0 26 12 26 27 0 14-11 26-26 26zM301 567c-15 0-26-11-26-26s11-26 26-26h799c15 0 26 11 26 26s-11 26-26 26zM301 803c-15 0-26-12-26-26 0-15 11-27 26-27h799c15 0 26 12 26 27 0 14-11 26-26 26zM301 1273c-15 0-26-11-26-26 0-14 11-27 26-27h241c14 0 26 13 26 27 0 15-12 26-26 26zM301 1037c-15 0-26-11-26-26s11-26 26-26h241c14 0 26 11 26 26s-12 26-26 26zM1268 1062v-828c-25-5-48-18-66-35-18-18-31-41-36-67h-931c-5 26-18 49-36 67-18 17-41 30-66 35v1084c25 5 48 18 66 35 18 18 31 41 36 67h588v-20c-1-2-2-5-3-7l-18-45-47-10c-23-4-41-18-52-37-11-20-13-42-6-64l16-46-31-38c-14-17-20-40-16-62s17-41 37-53l40-25 1-48c1-23 11-44 28-58 17-15 40-21 62-17l48 7 32-36c15-17 36-27 59-27 22 0 43 10 58 27l32 36 48-7c23-4 45 2 62 17 18 14 28 35 28 58l1 48 42 25c10 6 18 14 24 24zM1268 1318v-170c-1 2-2 4-4 5l-30 38 15 46c8 22 5 44-6 64s-30 33-52 37l-48 10-18 45c-1 2-2 5-3 7v20h44c5-26 18-49 36-67 18-17 41-30 66-35zM1050 1068c-19-20-47-32-77-32-31 0-58 12-78 32s-32 47-32 77c0 31 12 58 32 78s47 32 78 32c30 0 58-12 77-32 20-20 33-47 33-78 0-30-13-57-33-77zM973 983c45 0 85 18 115 47 29 30 48 70 48 115s-19 86-48 115c-30 30-70 48-115 48s-86-18-116-48c-29-29-47-70-47-115s18-85 47-115c30-29 71-47 116-47zM991 895l43 49c5 6 13 9 22 8l63-10c8-1 14 1 20 5 6 5 9 11 9 19l1 64c1 9 5 16 12 20l55 34c7 3 10 9 12 16 1 8-1 14-5 20l-41 50c-5 7-6 15-4 24l21 60c2 7 2 14-2 20-4 7-9 11-17 12l-63 13c-8 1-15 7-18 15l-23 60c-3 7-8 12-15 14-7 3-14 2-20-2l-56-30c-8-5-17-5-24 0l-57 30c-6 4-13 5-20 2-7-2-12-7-15-14l-23-60c-3-8-10-14-18-15l-63-13c-7-1-13-5-17-12-3-6-4-13-2-20l21-60c3-9 1-17-4-24l-40-50c-5-6-7-12-6-20 2-7 6-13 12-16l55-34c7-4 12-11 12-20l1-64c0-8 3-14 9-19 6-4 13-6 20-5l63 10c9 1 17-2 23-8l42-49c5-5 11-8 19-8 7 0 13 3 18 8zM1069 1441v145l-96-82-97 82v-145c18 4 37 1 54-8l43-24 42 24c17 9 36 12 54 8zM1401 1552v-1552h-1401v1552h823v-80h-612c-15 0-26-11-26-26 0-21-9-41-23-55s-34-23-56-23c-14 0-26-12-26-26v-1131c0-15 12-27 26-27 22 0 42-9 56-23s23-33 23-55c0-15 11-26 26-26h979c15 0 26 11 26 26 0 22 9 41 23 55s34 23 56 23c14 0 26 12 26 27v1131c0 14-12 26-26 26-22 0-42 9-56 23s-23 33-23 55c0 15-11 26-26 26h-68v8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62cm" fo:margin-bottom="0.062cm" fo:margin-left="0.062cm" fo:margin-right="0.062cm" fo:page-width="1.429cm" fo:page-height="1.6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9T03:53:59.399000000</dc:date>
    <meta:editing-duration>PT5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